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e796e" officeooo:paragraph-rsid="000e796e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0e796e" officeooo:paragraph-rsid="000e796e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officeooo:paragraph-rsid="000e796e"/>
    </style:style>
    <style:style style:name="P4" style:family="paragraph" style:parent-style-name="Standard">
      <style:paragraph-properties fo:text-align="start" style:justify-single-word="false"/>
      <style:text-properties fo:font-size="22pt" fo:font-weight="normal" officeooo:rsid="001143e6" officeooo:paragraph-rsid="001231c9" style:font-size-asian="22pt" style:font-weight-asian="normal" style:font-size-complex="2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22pt" style:text-underline-style="solid" style:text-underline-width="auto" style:text-underline-color="font-color" fo:font-weight="normal" officeooo:rsid="00105b16" officeooo:paragraph-rsid="001143e6" style:font-size-asian="22pt" style:font-weight-asian="normal" style:font-size-complex="2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2pt" fo:font-weight="normal" officeooo:rsid="000e796e" officeooo:paragraph-rsid="00105b16" style:font-size-asian="22pt" style:font-weight-asian="normal" style:font-size-complex="22pt" style:font-weight-complex="normal"/>
    </style:style>
    <style:style style:name="P7" style:family="paragraph" style:parent-style-name="Standard" style:list-style-name="L5">
      <style:paragraph-properties fo:text-align="start" style:justify-single-word="false"/>
      <style:text-properties fo:font-size="22pt" fo:font-weight="normal" officeooo:rsid="0015d858" officeooo:paragraph-rsid="0015d858" style:font-size-asian="19.25pt" style:font-weight-asian="normal" style:font-size-complex="22pt" style:font-weight-complex="normal"/>
    </style:style>
    <style:style style:name="P8" style:family="paragraph" style:parent-style-name="Standard" style:list-style-name="L5">
      <style:paragraph-properties fo:text-align="start" style:justify-single-word="false"/>
      <style:text-properties fo:font-size="22pt" fo:font-weight="normal" officeooo:rsid="00167606" officeooo:paragraph-rsid="00167606" style:font-size-asian="19.25pt" style:font-weight-asian="normal" style:font-size-complex="2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22pt" fo:font-weight="normal" officeooo:rsid="00167606" officeooo:paragraph-rsid="00167606" style:font-size-asian="19.25pt" style:font-weight-asian="normal" style:font-size-complex="2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22pt" style:text-underline-style="solid" style:text-underline-width="auto" style:text-underline-color="font-color" fo:font-weight="bold" officeooo:rsid="00105b16" officeooo:paragraph-rsid="00105b16" style:font-size-asian="22pt" style:font-weight-asian="bold" style:font-size-complex="2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22pt" style:text-underline-style="none" fo:font-weight="normal" officeooo:rsid="0011b00b" officeooo:paragraph-rsid="001143e6" style:font-size-asian="22pt" style:font-weight-asian="normal" style:font-size-complex="2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22pt" style:text-underline-style="none" fo:font-weight="normal" officeooo:rsid="0013e2ce" officeooo:paragraph-rsid="0013e2ce" style:font-size-asian="22pt" style:font-weight-asian="normal" style:font-size-complex="22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officeooo:paragraph-rsid="001231c9"/>
    </style:style>
    <style:style style:name="P14" style:family="paragraph" style:parent-style-name="Standard" style:list-style-name="L4">
      <style:paragraph-properties fo:text-align="start" style:justify-single-word="false"/>
      <style:text-properties officeooo:rsid="0013e2ce" officeooo:paragraph-rsid="0013e2ce"/>
    </style:style>
    <style:style style:name="P15" style:family="paragraph" style:parent-style-name="Standard">
      <style:paragraph-properties fo:text-align="start" style:justify-single-word="false"/>
      <style:text-properties officeooo:rsid="0013e2ce" officeooo:paragraph-rsid="0013e2ce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509eb" officeooo:paragraph-rsid="001509eb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26pt" fo:font-weight="bold" officeooo:rsid="0011b00b" officeooo:paragraph-rsid="001231c9" style:font-size-asian="26pt" style:font-weight-asian="bold" style:font-size-complex="26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26pt" fo:font-weight="bold" officeooo:rsid="001509eb" officeooo:paragraph-rsid="001509eb" style:font-size-asian="26pt" style:font-weight-asian="bold" style:font-size-complex="26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26pt" fo:font-weight="bold" officeooo:rsid="00167606" officeooo:paragraph-rsid="00167606" style:font-size-asian="22.75pt" style:font-weight-asian="bold" style:font-size-complex="26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26pt" fo:font-weight="normal" officeooo:rsid="000e796e" officeooo:paragraph-rsid="00105b16" style:font-size-asian="26pt" style:font-weight-asian="normal" style:font-size-complex="2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26pt" style:text-underline-style="none" fo:font-weight="bold" officeooo:paragraph-rsid="00105b16" style:font-size-asian="26pt" style:font-weight-asian="bold" style:font-size-complex="26pt" style:font-weight-complex="bold"/>
    </style:style>
    <style:style style:name="T1" style:family="text">
      <style:text-properties fo:font-size="40pt" officeooo:rsid="000e796e" style:font-size-asian="40pt" style:font-size-complex="40pt"/>
    </style:style>
    <style:style style:name="T2" style:family="text">
      <style:text-properties fo:font-size="40pt" fo:font-weight="bold" officeooo:rsid="000e796e" style:font-size-asian="40pt" style:font-weight-asian="bold" style:font-size-complex="40pt" style:font-weight-complex="bold"/>
    </style:style>
    <style:style style:name="T3" style:family="text">
      <style:text-properties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size="22pt" fo:font-weight="normal" officeooo:rsid="001231c9" style:font-size-asian="22pt" style:font-weight-asian="normal" style:font-size-complex="22pt" style:font-weight-complex="normal"/>
    </style:style>
    <style:style style:name="T5" style:family="text">
      <style:text-properties fo:font-size="22pt" fo:font-weight="normal" officeooo:rsid="0013e2ce" style:font-size-asian="22pt" style:font-weight-asian="normal" style:font-size-complex="22pt" style:font-weight-complex="normal"/>
    </style:style>
    <style:style style:name="T6" style:family="text">
      <style:text-properties fo:font-size="22pt" fo:font-weight="normal" officeooo:rsid="00167606" style:font-size-asian="22pt" style:font-weight-asian="normal" style:font-size-complex="22pt" style:font-weight-complex="normal"/>
    </style:style>
    <style:style style:name="T7" style:family="text">
      <style:text-properties fo:font-size="22pt" fo:font-weight="normal" style:font-size-asian="19.25pt" style:font-weight-asian="normal" style:font-size-complex="22pt" style:font-weight-complex="normal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style:font-size-asian="19.25pt" style:font-size-complex="22pt"/>
    </style:style>
    <style:style style:name="T10" style:family="text">
      <style:text-properties officeooo:rsid="0011b00b"/>
    </style:style>
    <style:style style:name="T11" style:family="text">
      <style:text-properties officeooo:rsid="001509eb"/>
    </style:style>
    <style:style style:name="T12" style:family="text">
      <style:text-properties officeooo:rsid="0015d8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span text:style-name="T2">RENTAL VEHICLE</text:span><text:span text:style-name="T1"> </text:span></text:p>
      <text:p text:style-name="P1">(Software Requirements Specification)</text:p>
      <text:p text:style-name="P2"/>
      <text:p text:style-name="P6">INTRODUCTION:-</text:p>
      <text:p text:style-name="P20"/>
      <text:p text:style-name="P21"><text:span text:style-name="T10">1.Purpose</text:span></text:p>
      <text:p text:style-name="P10"/>
      <text:p text:style-name="P12">This document outlines the requirements for a Rental Vehicle Desktop Application.<text:span text:style-name="T11">In this application is to book the vehicle for your need. There any type of vehicle with the <text:s/>true rate . There are type of vehicle for rent is bike, car, var, suv, etc.</text:span><text:tab/></text:p>
      <text:p text:style-name="P12"/>
      <text:p text:style-name="P11"><text:span text:style-name="T8"/></text:p>
      <text:p text:style-name="P5"/>
      <text:p text:style-name="P17">2.Intended Audience</text:p>
      <text:p text:style-name="P4"/>
      <text:list xml:id="list1020942111" text:style-name="L4">
        <text:list-item>
          <text:p text:style-name="P13"><text:span text:style-name="T4">Audience is divied in area wise. </text:span></text:p>
        </text:list-item>
        <text:list-item>
          <text:p text:style-name="P13"><text:span text:style-name="T5">And user is globaliy excess any vehicle</text:span></text:p>
        </text:list-item>
        <text:list-item>
          <text:p text:style-name="P14"><text:span text:style-name="T3">When user take vehicle from location then user also drop the vehicle at location.</text:span></text:p>
        </text:list-item>
      </text:list>
      <text:p text:style-name="P15"><text:span text:style-name="T3"/></text:p>
      <text:p text:style-name="P15"><text:span text:style-name="T3"/></text:p>
      <text:p text:style-name="P15"><text:span text:style-name="T3"/></text:p>
      <text:p text:style-name="P18">3.Scope</text:p>
      <text:p text:style-name="P16"><text:span text:style-name="T8"/></text:p>
      <text:p text:style-name="P16"><text:span text:style-name="T3">Application is used to any city as per the requirement.</text:span></text:p>
      <text:p text:style-name="P16"><text:soft-page-break/><text:span text:style-name="T3">also a divided </text:span><text:span text:style-name="T6">in city wise </text:span><text:span text:style-name="T3"><text:s/>and </text:span><text:span text:style-name="T6">ranter </text:span><text:span text:style-name="T3">m</text:span><text:span text:style-name="T6">e</text:span><text:span text:style-name="T3">ntion a vehicle is where is situated. </text:span><text:span text:style-name="T6">And user can access the according what is near by him.</text:span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8">4.<text:span text:style-name="T12">Defination</text:span></text:p>
      <text:p text:style-name="P18"/>
      <text:list xml:id="list1377886175" text:style-name="L5">
        <text:list-item>
          <text:p text:style-name="P7">GUI: Grapical User Interface based.</text:p>
          <text:p text:style-name="P7"/>
        </text:list-item>
        <text:list-item>
          <text:p text:style-name="P8">User: User has access to take a vehicle for rent.</text:p>
          <text:p text:style-name="P8"/>
        </text:list-item>
        <text:list-item>
          <text:p text:style-name="P8">Renter: Renter has access to update a rate add vehicle for rent.</text:p>
        </text:list-item>
      </text:list>
      <text:p text:style-name="P9"/>
      <text:p text:style-name="P9"/>
      <text:p text:style-name="P19">5.References</text:p>
      <text:p text:style-name="P19"><text:span text:style-name="T7"/></text:p>
      <text:p text:style-name="P19"><text:span text:style-name="T7">No extermly references for that applicaton we are desing over ovrn requriment.</text:span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04T11:24:36.115000000</meta:creation-date>
    <dc:date>2024-09-04T14:22:39.859000000</dc:date>
    <meta:editing-duration>PT13M41S</meta:editing-duration>
    <meta:editing-cycles>3</meta:editing-cycles>
    <meta:generator>Neat_Office/6.2.8.2$Windows_x86 LibreOffice_project/</meta:generator>
    <meta:document-statistic meta:table-count="0" meta:image-count="0" meta:object-count="0" meta:page-count="2" meta:paragraph-count="20" meta:word-count="166" meta:character-count="953" meta:non-whitespace-character-count="807"/>
  </office:meta>
</office:document-meta>
</file>